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</style:style>
    <style:style style:name="P2" style:family="paragraph" style:parent-style-name="Title" style:master-page-name="Standard">
      <style:paragraph-properties style:page-number="1"/>
    </style:style>
    <style:style style:name="P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3">
      <style:paragraph-properties fo:margin-left="1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T1" style:family="text">
      <style:text-properties style:font-name="Roboto Mono" style:font-name-asian="Roboto Mono1" style:font-name-complex="Roboto Mono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_o94wfv4yha0f"/>ToyFS - Implement proper locking</text:p>
      <text:p text:style-name="Standard">Filesystems can be accessed by several users/processes concurrently, creating several concurrent internal operations within the filesystem, like creation and deletion of inodes, allocating and freeing blocks, directory entries, etc.</text:p>
      <text:p text:style-name="Standard">The metadata data structures used by the filesystem should be properly protected, so that concurrent access does not corrupt the filesystem.</text:p>
      <text:p text:style-name="Heading_20_1"><text:bookmark text:name="_242plp5n1iye"/>What to Submit</text:p>
      <text:list text:style-name="WWNum4">
        <text:list-item>
          <text:p text:style-name="P3">Patch(es) implementing synchronization across the filesystem metadata structures</text:p>
        </text:list-item>
        <text:list-item>
          <text:p text:style-name="P3">It is up to the student to decide which data structures be protected</text:p>
        </text:list-item>
        <text:list-item>
          <text:p text:style-name="P3">It is up to the student to decide how each data structure will be protected</text:p>
        </text:list-item>
      </text:list>
      <text:p text:style-name="Heading_20_1"><text:bookmark text:name="_qpt0kelddpp5"/>Procedure</text:p>
      <text:list text:style-name="WWNum1">
        <text:list-item>
          <text:p text:style-name="P4">Clone the ToyFS source code</text:p>
        </text:list-item>
        <text:list-item>
          <text:p text:style-name="P4">Ensure it builds against Linux kernel 6.10</text:p>
        </text:list-item>
        <text:list-item>
          <text:p text:style-name="P4">Implement synchronization where needed</text:p>
        </text:list-item>
      </text:list>
      <text:p text:style-name="Heading_20_1"><text:bookmark text:name="_l6kdf9ejwy6u"/>Requirements</text:p>
      <text:list text:style-name="WWNum3">
        <text:list-item>
          <text:p text:style-name="P5">Protect the filesystem against concurrent access</text:p>
        </text:list-item>
        <text:list-item>
          <text:p text:style-name="P5">Patches should have proper comments to the code explaining the locking mechanism</text:p>
        </text:list-item>
      </text:list>
      <text:p text:style-name="P1">and the lock ordering constraints if necessary.</text:p>
      <text:list text:continue-numbering="true" text:style-name="WWNum3">
        <text:list-item>
          <text:p text:style-name="P5">Patch(es) description should contain:</text:p>
          <text:list>
            <text:list-item>
              <text:p text:style-name="P6">- What is protected</text:p>
            </text:list-item>
            <text:list-item>
              <text:p text:style-name="P6">- How is protected</text:p>
            </text:list-item>
            <text:list-item>
              <text:p text:style-name="P6">- Why the current locking scheme has been chosen</text:p>
            </text:list-item>
            <text:list-item>
              <text:p text:style-name="P6">- Lock ordering constraints if necessary</text:p>
            </text:list-item>
          </text:list>
        </text:list-item>
      </text:list>
      <text:p text:style-name="Standard"/>
      <text:p text:style-name="Standard">Hint: Look at <text:span text:style-name="T1">fs/dcache.c</text:span> for a good example of locking documentation.</text:p>
      <text:p text:style-name="Heading_20_1"><text:bookmark text:name="_edkijkmk4py9"/>Points</text:p>
      <text:list text:style-name="WWNum2">
        <text:list-item>
          <text:p text:style-name="P7">Maximum points for this assignment are 10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date>2024-11-05T15:14:05.027719307</dc:date>
    <meta:editing-duration>PT17S</meta:editing-duration>
    <meta:editing-cycles>1</meta:editing-cycles>
    <meta:document-statistic meta:table-count="0" meta:image-count="0" meta:object-count="0" meta:page-count="1" meta:paragraph-count="23" meta:word-count="197" meta:character-count="1238" meta:non-whitespace-character-count="1078"/>
  </office:meta>
</office:document-meta>
</file>